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O-normal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LO-normal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LO-normal">
      <style:paragraph-properties fo:margin-left="0.635cm" fo:margin-right="0cm" fo:text-indent="-0.635cm" style:auto-text-indent="false"/>
    </style:style>
    <style:style style:name="P4" style:family="paragraph" style:parent-style-name="LO-normal" style:list-style-name="WWNum1">
      <style:paragraph-properties fo:margin-left="0.635cm" fo:margin-right="0cm" fo:text-indent="-0.635cm" style:auto-text-indent="false"/>
    </style:style>
    <style:style style:name="P5" style:family="paragraph" style:parent-style-name="LO-normal">
      <style:paragraph-properties fo:margin-left="0.635cm" fo:margin-right="0cm" fo:text-indent="-0.635cm" style:auto-text-indent="false"/>
      <style:text-properties fo:font-size="14pt" style:font-size-asian="14pt" style:font-size-complex="14pt"/>
    </style:style>
    <style:style style:name="P6" style:family="paragraph" style:parent-style-name="LO-normal">
      <style:paragraph-properties fo:margin-left="0.635cm" fo:margin-right="0cm" fo:text-indent="-0.635cm" style:auto-text-indent="false"/>
      <style:text-properties fo:font-size="16pt" fo:font-weight="bold" style:font-size-asian="16pt" style:font-weight-asian="bold" style:font-size-complex="16pt"/>
    </style:style>
    <style:style style:name="P7" style:family="paragraph" style:parent-style-name="LO-normal">
      <style:paragraph-properties fo:margin-left="0.635cm" fo:margin-right="0cm" fo:text-indent="-0.635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LO-normal">
      <style:paragraph-properties fo:margin-left="0.635cm" fo:margin-right="0cm" fo:text-indent="-0.635cm" style:auto-text-indent="false"/>
      <style:text-properties fo:font-size="16pt" style:font-size-asian="16pt" style:font-size-complex="16pt"/>
    </style:style>
    <style:style style:name="P9" style:family="paragraph" style:parent-style-name="LO-normal">
      <style:paragraph-properties fo:margin-left="0.635cm" fo:margin-right="0cm" fo:text-indent="-0.635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LO-normal">
      <style:paragraph-properties fo:margin-left="0.635cm" fo:margin-right="0cm" fo:text-indent="-0.635cm" style:auto-text-indent="false"/>
      <style:text-properties fo:font-weight="normal" style:font-weight-asian="normal" style:font-weight-complex="normal"/>
    </style:style>
    <style:style style:name="P11" style:family="paragraph" style:parent-style-name="LO-normal">
      <style:paragraph-properties fo:margin-left="0.635cm" fo:margin-right="0cm" fo:text-indent="-0.635cm" style:auto-text-indent="false"/>
      <style:text-properties style:font-name="Liberation Serif" fo:font-size="16pt" style:text-underline-style="none" style:font-size-asian="16pt" style:font-size-complex="16pt"/>
    </style:style>
    <style:style style:name="P12" style:family="paragraph" style:parent-style-name="LO-normal">
      <style:paragraph-properties fo:margin-left="0.635cm" fo:margin-right="0cm" fo:text-indent="0cm" style:auto-text-indent="false"/>
    </style:style>
    <style:style style:name="P13" style:family="paragraph" style:parent-style-name="LO-normal">
      <style:paragraph-properties fo:margin-left="0cm" fo:margin-right="0cm" fo:text-indent="0cm" style:auto-text-indent="false"/>
    </style:style>
    <style:style style:name="P14" style:family="paragraph" style:parent-style-name="LO-normal" style:master-page-name="Standard">
      <style:paragraph-properties fo:text-align="center" style:justify-single-word="false" style:page-number="1"/>
    </style:style>
    <style:style style:name="P15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" style:family="text">
      <style:text-properties fo:font-size="16pt" style:text-underline-style="none" fo:font-weight="bold" style:font-size-asian="16pt" style:font-weight-asian="bold" style:font-size-complex="16pt"/>
    </style:style>
    <style:style style:name="T3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normal"/>
    </style:style>
    <style:style style:name="T5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01b049f" style:font-size-asian="14pt" style:font-weight-asian="bold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fo:font-size="16pt" fo:language="en" fo:country="IN" style:letter-kerning="true" style:font-name-asian="Noto Serif CJK SC" style:font-size-asian="16pt" style:language-asian="zh" style:country-asian="CN" style:font-name-complex="Lohit Devanagari" style:font-size-complex="16pt" style:language-complex="hi" style:country-complex="IN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MONGODB CRUD OPERATIONS</text:span></text:p>
      <text:p text:style-name="P1"/>
      <text:p text:style-name="LO-normal"><text:span text:style-name="T10">Name: Kshitij Deshpande</text:span></text:p>
      <text:p text:style-name="LO-normal"><text:span text:style-name="T10">Roll No: 33312</text:span></text:p>
      <text:p text:style-name="LO-normal"><text:span text:style-name="T10">Batch: K1</text:span><text:span text:style-name="T11">1 </text:span></text:p>
      <text:p text:style-name="P2"/>
      <text:list xml:id="list3744862120" text:style-name="WWNum1">
        <text:list-item>
          <text:p text:style-name="P4"><text:span text:style-name="T2">CREATE COMMANDS:</text:span></text:p>
          <text:p text:style-name="P4"><text:span text:style-name="T2"/></text:p>
        </text:list-item>
      </text:list>
      <text:p text:style-name="P15"><text:span text:style-name="T5"><text:s/>db.createCollection("Employee");</text:span></text:p>
      <text:p text:style-name="P3"><text:span text:style-name="T5">{ "ok" : 1 }</text:span></text:p>
      <text:p text:style-name="P5"/>
      <text:list xml:id="list233626588532509" text:continue-numbering="true" text:style-name="WWNum1">
        <text:list-item>
          <text:p text:style-name="P4"><text:span text:style-name="T3">INSERT COMMANDS:</text:span></text:p>
        </text:list-item>
      </text:list>
      <text:p text:style-name="P3"><text:span text:style-name="T5">&gt; show collections;</text:span></text:p>
      <text:p text:style-name="P3"><text:span text:style-name="T5">Employee</text:span></text:p>
      <text:p text:style-name="P3"><text:span text:style-name="T5">Teacher_info</text:span></text:p>
      <text:p text:style-name="P3"><text:span text:style-name="T5">stud</text:span></text:p>
      <text:p text:style-name="P6"/>
      <text:p text:style-name="P3"><text:span text:style-name="T5">&gt; db.Employee.insert({empName:"Ramesh",uan:362926328,dept:"IT",designation:"HOD",emailID:"abc@gmail.com"})</text:span></text:p>
      <text:p text:style-name="P3"><text:span text:style-name="T5">WriteResult({ "nInserted" : 1 })</text:span></text:p>
      <text:p text:style-name="P3"><text:span text:style-name="T5">&gt; db.Employee.insert({empName:"Suresh",uan:33232428,dept:"Comp",designation:"Teacher",emailID:"bcd@gmail.com"})</text:span></text:p>
      <text:p text:style-name="P3"><text:span text:style-name="T5">WriteResult({ "nInserted" : 1 })</text:span></text:p>
      <text:p text:style-name="P3"><text:span text:style-name="T5">&gt; db.Employee.insert({empName:"Naresh",uan:538228,dept:"Entc",designation:"Teacher",emailID:"cde@gmail.com"})</text:span></text:p>
      <text:p text:style-name="P3"><text:span text:style-name="T5">WriteResult({ "nInserted" : 1 })</text:span></text:p>
      <text:p text:style-name="P3"><text:span text:style-name="T5">&gt; db.Employee.find({}).pretty()</text:span></text:p>
      <text:p text:style-name="P3"><text:span text:style-name="T5">{</text:span></text:p>
      <text:p text:style-name="P3"><text:span text:style-name="T5"><text:tab/>"_id" : ObjectId("611f4e89af8bf9764e431aee"),</text:span></text:p>
      <text:p text:style-name="P3"><text:span text:style-name="T5"><text:tab/>"empName" : "Ramesh",</text:span></text:p>
      <text:p text:style-name="P3"><text:span text:style-name="T5"><text:tab/>"uan" : 362926328,</text:span></text:p>
      <text:p text:style-name="P3"><text:span text:style-name="T5"><text:tab/>"dept" : "IT",</text:span></text:p>
      <text:p text:style-name="P3"><text:soft-page-break/><text:span text:style-name="T5"><text:tab/>"designation" : "HOD",</text:span></text:p>
      <text:p text:style-name="P3"><text:span text:style-name="T5"><text:tab/>"emailID" : "abc@gmail.com"</text:span></text:p>
      <text:p text:style-name="P3"><text:span text:style-name="T5">}</text:span></text:p>
      <text:p text:style-name="P3"><text:span text:style-name="T5">{</text:span></text:p>
      <text:p text:style-name="P3"><text:span text:style-name="T5"><text:tab/>"_id" : ObjectId("611f4ec5af8bf9764e431aef"),</text:span></text:p>
      <text:p text:style-name="P3"><text:span text:style-name="T5"><text:tab/>"empName" : "Suresh",</text:span></text:p>
      <text:p text:style-name="P3"><text:span text:style-name="T5"><text:tab/>"uan" : 33232428,</text:span></text:p>
      <text:p text:style-name="P3"><text:span text:style-name="T5"><text:tab/>"dept" : "Comp",</text:span></text:p>
      <text:p text:style-name="P3"><text:span text:style-name="T5"><text:tab/>"designation" : "Teacher",</text:span></text:p>
      <text:p text:style-name="P3"><text:span text:style-name="T5"><text:tab/>"emailID" : "bcd@gmail.com"</text:span></text:p>
      <text:p text:style-name="P3"><text:span text:style-name="T5">}</text:span></text:p>
      <text:p text:style-name="P3"><text:span text:style-name="T5">{</text:span></text:p>
      <text:p text:style-name="P3"><text:span text:style-name="T5"><text:tab/>"_id" : ObjectId("611f4edcaf8bf9764e431af0"),</text:span></text:p>
      <text:p text:style-name="P3"><text:span text:style-name="T5"><text:tab/>"empName" : "Naresh",</text:span></text:p>
      <text:p text:style-name="P3"><text:span text:style-name="T5"><text:tab/>"uan" : 538228,</text:span></text:p>
      <text:p text:style-name="P3"><text:span text:style-name="T5"><text:tab/>"dept" : "Entc",</text:span></text:p>
      <text:p text:style-name="P3"><text:span text:style-name="T5"><text:tab/>"designation" : "Teacher",</text:span></text:p>
      <text:p text:style-name="P3"><text:span text:style-name="T5"><text:tab/>"emailID" : "cde@gmail.com"</text:span></text:p>
      <text:p text:style-name="P3"><text:span text:style-name="T5">}</text:span></text:p>
      <text:p text:style-name="P3"><text:span text:style-name="T5">db.Employee.insert({empName:"Mangesh",uan:362926328,dept:{location:301,name:"IT"},designation:"HOD",emailID:"</text:span><text:a xlink:type="simple" xlink:href="mailto:abcde@gmail.com" text:style-name="Internet_20_link" text:visited-style-name="Visited_20_Internet_20_Link">abcde@gmail.com</text:a><text:span text:style-name="T5">",salary:10000})</text:span></text:p>
      <text:p text:style-name="P6"/>
      <text:p text:style-name="P6"/>
      <text:p text:style-name="P6"/>
      <text:p text:style-name="P3"><text:span text:style-name="T3">Validation:</text:span></text:p>
      <text:p text:style-name="P6"/>
      <text:p text:style-name="P3"><text:span text:style-name="T9">db.runCommand( {</text:span></text:p>
      <text:p text:style-name="P3"><text:span text:style-name="T9"><text:s text:c="3"/>collMod: "Employee",</text:span></text:p>
      <text:p text:style-name="P3"><text:span text:style-name="T9"><text:s text:c="3"/>validator: { $jsonSchema: {</text:span></text:p>
      <text:p text:style-name="P3"><text:span text:style-name="T9"><text:s text:c="6"/>bsonType: "object",</text:span></text:p>
      <text:p text:style-name="P3"><text:span text:style-name="T9"><text:s text:c="6"/>required: [ "</text:span><text:span text:style-name="T14">empName</text:span><text:span text:style-name="T9">", "</text:span><text:span text:style-name="T14">salary</text:span><text:span text:style-name="T9">" ],</text:span></text:p>
      <text:p text:style-name="P3"><text:span text:style-name="T9"><text:s text:c="6"/>properties: {</text:span></text:p>
      <text:p text:style-name="P3"><text:span text:style-name="T9"><text:s text:c="9"/></text:span><text:span text:style-name="T14">empName</text:span><text:span text:style-name="T9">: {</text:span></text:p>
      <text:p text:style-name="P3"><text:soft-page-break/><text:span text:style-name="T9"><text:s text:c="12"/>bsonType: "string",</text:span></text:p>
      <text:p text:style-name="P3"><text:span text:style-name="T9"><text:s text:c="12"/>description: "must be a string and is required"</text:span></text:p>
      <text:p text:style-name="P3"><text:span text:style-name="T9"><text:s text:c="9"/>},</text:span></text:p>
      <text:p text:style-name="P3"><text:span text:style-name="T9"><text:s text:c="9"/></text:span><text:span text:style-name="T14">salary</text:span><text:span text:style-name="T9">: {</text:span></text:p>
      <text:p text:style-name="P3"><text:span text:style-name="T9"><text:s text:c="12"/>bsonType: "</text:span><text:span text:style-name="T14">number</text:span><text:span text:style-name="T9">",</text:span></text:p>
      <text:p text:style-name="P3"><text:span text:style-name="T9"><text:s text:c="12"/>description: "must be a string and is required"</text:span></text:p>
      <text:p text:style-name="P3"><text:span text:style-name="T9"><text:s text:c="9"/>}</text:span></text:p>
      <text:p text:style-name="P3"><text:span text:style-name="T9"><text:s text:c="6"/>}</text:span></text:p>
      <text:p text:style-name="P3"><text:span text:style-name="T9"><text:s text:c="3"/>} },</text:span></text:p>
      <text:p text:style-name="P3"><text:span text:style-name="T9"><text:s text:c="3"/>validationLevel: "moderate"</text:span></text:p>
      <text:p text:style-name="P3"><text:span text:style-name="T9">} )</text:span></text:p>
      <text:p text:style-name="P8"/>
      <text:p text:style-name="P3"><text:span text:style-name="T7">Save:</text:span></text:p>
      <text:p text:style-name="P7"/>
      <text:p text:style-name="P3"><text:span text:style-name="T7">1)</text:span><text:span text:style-name="T8"> (If saved without ID, inserted with self generated ID)</text:span></text:p>
      <text:p text:style-name="P3"><text:span text:style-name="T8">db.Employee.save({empName:"Rohan","salary":110000,"uan":123441121,"dept":{"location":542,"name":"comp"},"designation":"Teacher","emailID":"xyz@gmail.com"})</text:span></text:p>
      <text:p text:style-name="P3"><text:span text:style-name="T8">WriteResult({ "nInserted" : 1 })</text:span></text:p>
      <text:p text:style-name="P9"/>
      <text:p text:style-name="P3"><text:span text:style-name="T8"><text:s/></text:span><text:span text:style-name="T7">2) </text:span><text:span text:style-name="T8">(If saved with ID and it exists before, that row is updated)</text:span></text:p>
      <text:p text:style-name="P3"><text:span text:style-name="T8">db.Employee.save({_id:ObjectId("611f662076ba0a7a09d22efb"),empName:"Mohan","salary":110000,"uan":123441121,"dept":{"location":542,"name":"comp"},"designation":"Teacher","emailID":"xyz@gmail.com"})</text:span></text:p>
      <text:p text:style-name="P3"><text:span text:style-name="T8">WriteResult({ "nMatched" : 1, "nUpserted" : 0, "nModified" : 1 })</text:span></text:p>
      <text:p text:style-name="P7"/>
      <text:p text:style-name="P7"/>
      <text:p text:style-name="P7"/>
      <text:p text:style-name="P3"><text:span text:style-name="T7">3) </text:span><text:span text:style-name="T8">(If id mentioned but does not previously exist , upserted)</text:span></text:p>
      <text:p text:style-name="P3"><text:span text:style-name="T8">db.Employee.save({_id:ObjectId("611f662076ba0a7a09d22efa"),empName:"Xohan","salary":110000,"uan":123441121,"dept":</text:span><text:soft-page-break/><text:span text:style-name="T8">{"location":542,"name":"comp"},"designation":"Teacher","emailID":"xyz@gmail.com"})</text:span></text:p>
      <text:p text:style-name="P3"><text:span text:style-name="T8">WriteResult({</text:span></text:p>
      <text:p text:style-name="P3"><text:span text:style-name="T8"><text:tab/>"nMatched" : 0,</text:span></text:p>
      <text:p text:style-name="P3"><text:span text:style-name="T8"><text:tab/>"nUpserted" : 1,</text:span></text:p>
      <text:p text:style-name="P3"><text:span text:style-name="T8"><text:tab/>"nModified" : 0,</text:span></text:p>
      <text:p text:style-name="P3"><text:span text:style-name="T8"><text:tab/>"_id" : ObjectId("611f662076ba0a7a09d22efa")</text:span></text:p>
      <text:p text:style-name="P3"><text:span text:style-name="T8">})</text:span></text:p>
      <text:p text:style-name="P9"/>
      <text:p text:style-name="P3"><text:span text:style-name="T3">C. UPDATE COMMANDS</text:span></text:p>
      <text:p text:style-name="P6"/>
      <text:p text:style-name="P3"><text:span text:style-name="T6">​​​</text:span><text:span text:style-name="T7">//</text:span><text:span text:style-name="T6">Replace Document</text:span></text:p>
      <text:p text:style-name="P3"><text:span text:style-name="T3"><text:s/></text:span><text:span text:style-name="T5">db.Employee.update({_id:"611f59cfaf8bf9764e431af6"},{empName:"Mangesh",uan:362926328,dept:{location:301,name:"IT"},designation:"HOD",emailID:"</text:span><text:a xlink:type="simple" xlink:href="mailto:abcde@gmail.com" text:style-name="Internet_20_link" text:visited-style-name="Visited_20_Internet_20_Link">abcde@gmail.com</text:a><text:span text:style-name="T5">",salary:10000})</text:span></text:p>
      <text:p text:style-name="P3"><text:span text:style-name="T5">WriteResult({ "nMatched" : 1, "nUpserted" : 0, "nModified" : 1 })</text:span></text:p>
      <text:p text:style-name="P3"><text:span text:style-name="T5">&gt; db.Employee.find().pretty();</text:span></text:p>
      <text:p text:style-name="P3"><text:span text:style-name="T5">{ "_id" : ObjectId("611f52c1af8bf9764e431af3"), "empName" : "Naresh" }</text:span></text:p>
      <text:p text:style-name="P3"><text:span text:style-name="T5">{</text:span></text:p>
      <text:p text:style-name="P3"><text:span text:style-name="T5"><text:tab/>"_id" : ObjectId("611f52deaf8bf9764e431af4"),</text:span></text:p>
      <text:p text:style-name="P3"><text:span text:style-name="T5"><text:tab/>"empName" : "Suresh",</text:span></text:p>
      <text:p text:style-name="P3"><text:span text:style-name="T5"><text:tab/>"uan" : 54356212,</text:span></text:p>
      <text:p text:style-name="P3"><text:span text:style-name="T5"><text:tab/>"dept" : {</text:span></text:p>
      <text:p text:style-name="P3"><text:span text:style-name="T5"><text:tab/><text:tab/>"location" : 412,</text:span></text:p>
      <text:p text:style-name="P3"><text:span text:style-name="T5"><text:tab/><text:tab/>"name" : "IT"</text:span></text:p>
      <text:p text:style-name="P3"><text:span text:style-name="T5"><text:tab/>},</text:span></text:p>
      <text:p text:style-name="P3"><text:span text:style-name="T5"><text:tab/>"designation" : "Teacher",</text:span></text:p>
      <text:p text:style-name="P3"><text:span text:style-name="T5"><text:tab/>"emailID" : "abc@gmail.com",</text:span></text:p>
      <text:p text:style-name="P3"><text:span text:style-name="T5"><text:tab/>"salary" : 20000</text:span></text:p>
      <text:p text:style-name="P3"><text:span text:style-name="T5">}</text:span></text:p>
      <text:p text:style-name="P3"><text:span text:style-name="T5">{</text:span></text:p>
      <text:p text:style-name="P3"><text:span text:style-name="T5"><text:tab/>"_id" : ObjectId("611f52f7af8bf9764e431af5"),</text:span></text:p>
      <text:p text:style-name="P3"><text:soft-page-break/><text:span text:style-name="T5"><text:tab/>"empName" : "Ramesh",</text:span></text:p>
      <text:p text:style-name="P3"><text:span text:style-name="T5"><text:tab/>"uan" : 34554222,</text:span></text:p>
      <text:p text:style-name="P3"><text:span text:style-name="T5"><text:tab/>"dept" : {</text:span></text:p>
      <text:p text:style-name="P3"><text:span text:style-name="T5"><text:tab/><text:tab/>"location" : 522,</text:span></text:p>
      <text:p text:style-name="P3"><text:span text:style-name="T5"><text:tab/><text:tab/>"name" : "IT"</text:span></text:p>
      <text:p text:style-name="P3"><text:span text:style-name="T5"><text:tab/>},</text:span></text:p>
      <text:p text:style-name="P3"><text:span text:style-name="T5"><text:tab/>"designation" : "Teacher",</text:span></text:p>
      <text:p text:style-name="P3"><text:span text:style-name="T5"><text:tab/>"emailID" : "cde@gmail.com",</text:span></text:p>
      <text:p text:style-name="P3"><text:span text:style-name="T5"><text:tab/>"salary" : 30000</text:span></text:p>
      <text:p text:style-name="P3"><text:span text:style-name="T5">}</text:span></text:p>
      <text:p text:style-name="P3"><text:span text:style-name="T5">{</text:span></text:p>
      <text:p text:style-name="P3"><text:span text:style-name="T5"><text:tab/>"_id" : ObjectId("611f59cfaf8bf9764e431af6"),</text:span></text:p>
      <text:p text:style-name="P3"><text:span text:style-name="T5"><text:tab/>"empName" : "Mangesh",</text:span></text:p>
      <text:p text:style-name="P3"><text:span text:style-name="T5"><text:tab/>"uan" : 362926328,</text:span></text:p>
      <text:p text:style-name="P3"><text:span text:style-name="T5"><text:tab/>"dept" : {</text:span></text:p>
      <text:p text:style-name="P3"><text:span text:style-name="T5"><text:tab/><text:tab/>"location" : 301,</text:span></text:p>
      <text:p text:style-name="P3"><text:span text:style-name="T5"><text:tab/><text:tab/>"name" : "IT"</text:span></text:p>
      <text:p text:style-name="P3"><text:span text:style-name="T5"><text:tab/>},</text:span></text:p>
      <text:p text:style-name="P3"><text:span text:style-name="T5"><text:tab/>"designation" : "HOD",</text:span></text:p>
      <text:p text:style-name="P3"><text:span text:style-name="T5"><text:tab/>"emailID" : "abcde@gmail.com",</text:span></text:p>
      <text:p text:style-name="P3"><text:span text:style-name="T5"><text:tab/>"salary" : 10000</text:span></text:p>
      <text:p text:style-name="P3"><text:span text:style-name="T5">}</text:span></text:p>
      <text:p text:style-name="P6"/>
      <text:p text:style-name="P3"><text:span text:style-name="T7">//update with modifiers inc</text:span></text:p>
      <text:p text:style-name="P3"><text:span text:style-name="T8">db.Employee.update({empName:"Mohan"},{$inc:{ salary: 10000}})</text:span></text:p>
      <text:p text:style-name="P3"><text:span text:style-name="T8">WriteResult({ "nMatched" : 1, "nUpserted" : 0, "nModified" : 1 })</text:span></text:p>
      <text:p text:style-name="P6"/>
      <text:p text:style-name="P3"><text:span text:style-name="T4">//update with modifiers set</text:span></text:p>
      <text:p text:style-name="P3"><text:span text:style-name="T5"><text:s/>db.Employee.update({empName:"Dangesh"},{$set:{emailID:"xyz@gmail.com"}})</text:span></text:p>
      <text:p text:style-name="P3"><text:span text:style-name="T5">WriteResult({ "nMatched" : 1, "nUpserted" : 0, "nModified" : 1 })</text:span></text:p>
      <text:p text:style-name="P10"/>
      <text:p text:style-name="P3"><text:span text:style-name="T4">//update with modifier push </text:span></text:p>
      <text:p text:style-name="P3"><text:span text:style-name="T5"><text:s/>db.Employee.update({empName:"Ronan"},{$push:{teams:"technical"}})</text:span></text:p>
      <text:p text:style-name="P3"><text:soft-page-break/><text:span text:style-name="T5">WriteResult({ "nMatched" : 1, "nUpserted" : 0, "nModified" : 1 })</text:span></text:p>
      <text:p text:style-name="P10"/>
      <text:p text:style-name="P3"><text:span text:style-name="T3">//update with modifier pop (we use 1 for popping from the end, -1 for popping elements from the beginning)</text:span></text:p>
      <text:p text:style-name="P3"><text:span text:style-name="T5">db.Employee.update({empName:"Ronan"},{$pop:{teams:1}})</text:span></text:p>
      <text:p text:style-name="P3"><text:span text:style-name="T5">WriteResult({ "nMatched" : 1, "nUpserted" : 0, "nModified" : 1 })</text:span></text:p>
      <text:p text:style-name="P11"/>
      <text:p text:style-name="P3"><text:span text:style-name="T3">//update multiple documents with condition</text:span></text:p>
      <text:p text:style-name="P3"><text:span text:style-name="T5">db.Employee.updateMany({salary:{$gt:20000}},{$inc:{ salary: 10000}})</text:span></text:p>
      <text:p text:style-name="P3"><text:span text:style-name="T5">{ "acknowledged" : true, "matchedCount" : 9, "modifiedCount" : 9 }</text:span></text:p>
      <text:p text:style-name="P6"/>
      <text:p text:style-name="P6"/>
      <text:p text:style-name="P3"><text:span text:style-name="T6">//Upsert</text:span></text:p>
      <text:p text:style-name="P3"><text:span text:style-name="T8">db.Employee.update({empName:"Rahul",salary:20000},{$set:{emailID:"xyz@gmail.com",empName:"Rahul"}},{upsert:true})</text:span></text:p>
      <text:p text:style-name="P3"><text:span text:style-name="T8">WriteResult({</text:span></text:p>
      <text:p text:style-name="P3"><text:span text:style-name="T8"><text:tab/>"nMatched" : 0,</text:span></text:p>
      <text:p text:style-name="P3"><text:span text:style-name="T8"><text:tab/>"nUpserted" : 1,</text:span></text:p>
      <text:p text:style-name="P3"><text:span text:style-name="T8"><text:tab/>"nModified" : 0,</text:span></text:p>
      <text:p text:style-name="P3"><text:span text:style-name="T8"><text:tab/>"_id" : ObjectId("61261c02f53e3ff4e3a020eb")</text:span></text:p>
      <text:p text:style-name="P3"><text:span text:style-name="T8">})</text:span></text:p>
      <text:p text:style-name="P9"/>
      <text:p text:style-name="P3"><text:span text:style-name="T8">/</text:span><text:span text:style-name="T7">/If only name is given upsert not possible because of validation</text:span></text:p>
      <text:p text:style-name="P3"><text:span text:style-name="T8">db.Employee.update({empName:"Rahuls"},{$set:{emailID:"xyz@gmail.com",empName:"Rahul"}},{upsert:true})</text:span></text:p>
      <text:p text:style-name="P3"><text:span text:style-name="T8">WriteResult({</text:span></text:p>
      <text:p text:style-name="P3"><text:span text:style-name="T8"><text:tab/>"nMatched" : 0,</text:span></text:p>
      <text:p text:style-name="P3"><text:span text:style-name="T8"><text:tab/>"nUpserted" : 0,</text:span></text:p>
      <text:p text:style-name="P3"><text:span text:style-name="T8"><text:tab/>"nModified" : 0,</text:span></text:p>
      <text:p text:style-name="P3"><text:span text:style-name="T8"><text:tab/>"writeError" : {</text:span></text:p>
      <text:p text:style-name="P3"><text:span text:style-name="T8"><text:tab/><text:tab/>"code" : 121,</text:span></text:p>
      <text:p text:style-name="P3"><text:span text:style-name="T8"><text:tab/><text:tab/>"errmsg" : "Document failed validation"</text:span></text:p>
      <text:p text:style-name="P3"><text:span text:style-name="T8"><text:tab/>}</text:span></text:p>
      <text:p text:style-name="P3"><text:span text:style-name="T8">})</text:span></text:p>
      <text:p text:style-name="P9"><text:soft-page-break/></text:p>
      <text:p text:style-name="P3"><text:span text:style-name="T7">//Update and return the updated document</text:span></text:p>
      <text:p text:style-name="P3"><text:span text:style-name="T8">db.Employee.findOneAndUpdate({empName:"Mohan"},{$set:{emailID:"xyz@gmail.com"}},{returnNewDocument:true})</text:span></text:p>
      <text:p text:style-name="P3"><text:span text:style-name="T8">{</text:span></text:p>
      <text:p text:style-name="P3"><text:span text:style-name="T8"><text:tab/>"_id" : ObjectId("611f662076ba0a7a09d22efb"),</text:span></text:p>
      <text:p text:style-name="P3"><text:span text:style-name="T8"><text:tab/>"empName" : "Mohan",</text:span></text:p>
      <text:p text:style-name="P3"><text:span text:style-name="T8"><text:tab/>"salary" : 140000,</text:span></text:p>
      <text:p text:style-name="P3"><text:span text:style-name="T8"><text:tab/>"uan" : 123441121,</text:span></text:p>
      <text:p text:style-name="P3"><text:span text:style-name="T8"><text:tab/>"dept" : {</text:span></text:p>
      <text:p text:style-name="P3"><text:span text:style-name="T8"><text:tab/><text:tab/>"location" : 54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xyz@gmail.com"</text:span></text:p>
      <text:p text:style-name="P3"><text:span text:style-name="T8">}</text:span></text:p>
      <text:p text:style-name="P9"/>
      <text:p text:style-name="P3"><text:span text:style-name="T7">//Update and return the original document</text:span></text:p>
      <text:p text:style-name="P3"><text:span text:style-name="T8">&gt; db.Employee.findOneAndUpdate({empName:"Rohan"},{$set:{emailID:"abcd@gmail.com"}},{returnNewDocument:false})</text:span></text:p>
      <text:p text:style-name="P3"><text:span text:style-name="T8">{</text:span></text:p>
      <text:p text:style-name="P3"><text:span text:style-name="T8"><text:tab/>"_id" : ObjectId("61260b295e64af69224b448a"),</text:span></text:p>
      <text:p text:style-name="P3"><text:span text:style-name="T8"><text:tab/>"empName" : "Rohan",</text:span></text:p>
      <text:p text:style-name="P3"><text:span text:style-name="T8"><text:tab/>"salary" : 120000,</text:span></text:p>
      <text:p text:style-name="P3"><text:span text:style-name="T8"><text:tab/>"uan" : 123441121,</text:span></text:p>
      <text:p text:style-name="P3"><text:span text:style-name="T8"><text:tab/>"dept" : {</text:span></text:p>
      <text:p text:style-name="P3"><text:span text:style-name="T8"><text:tab/><text:tab/>"location" : 54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xyz@gmail.com"</text:span></text:p>
      <text:p text:style-name="P3"><text:span text:style-name="T8">}</text:span></text:p>
      <text:p text:style-name="P6"/>
      <text:p text:style-name="P3"><text:span text:style-name="T3">D. FIND COMMANDS</text:span></text:p>
      <text:p text:style-name="P6"><text:soft-page-break/></text:p>
      <text:p text:style-name="P3"><text:span text:style-name="T3">1) Find using lt operator and sort using diff attribute in ascending order</text:span></text:p>
      <text:p text:style-name="P3"><text:span text:style-name="T5">db.Employee.find({salary:{$lt:30000}}).sort({empName:1}).pretty();</text:span></text:p>
      <text:p text:style-name="P3"><text:span text:style-name="T5">{</text:span></text:p>
      <text:p text:style-name="P3"><text:span text:style-name="T5"><text:tab/>"_id" : ObjectId("611f59cfaf8bf9764e431af6"),</text:span></text:p>
      <text:p text:style-name="P3"><text:span text:style-name="T5"><text:tab/>"empName" : "Mangesh",</text:span></text:p>
      <text:p text:style-name="P3"><text:span text:style-name="T5"><text:tab/>"uan" : 362926328,</text:span></text:p>
      <text:p text:style-name="P3"><text:span text:style-name="T5"><text:tab/>"dept" : {</text:span></text:p>
      <text:p text:style-name="P3"><text:span text:style-name="T5"><text:tab/><text:tab/>"location" : 301,</text:span></text:p>
      <text:p text:style-name="P3"><text:span text:style-name="T5"><text:tab/><text:tab/>"name" : "IT"</text:span></text:p>
      <text:p text:style-name="P3"><text:span text:style-name="T5"><text:tab/>},</text:span></text:p>
      <text:p text:style-name="P3"><text:span text:style-name="T5"><text:tab/>"designation" : "HOD",</text:span></text:p>
      <text:p text:style-name="P3"><text:span text:style-name="T5"><text:tab/>"emailID" : "abcde@gmail.com",</text:span></text:p>
      <text:p text:style-name="P3"><text:span text:style-name="T5"><text:tab/>"salary" : 10000</text:span></text:p>
      <text:p text:style-name="P3"><text:span text:style-name="T5">}</text:span></text:p>
      <text:p text:style-name="P3"><text:span text:style-name="T5">{</text:span></text:p>
      <text:p text:style-name="P3"><text:span text:style-name="T5"><text:tab/>"_id" : ObjectId("611f52deaf8bf9764e431af4"),</text:span></text:p>
      <text:p text:style-name="P3"><text:span text:style-name="T5"><text:tab/>"empName" : "Suresh",</text:span></text:p>
      <text:p text:style-name="P3"><text:span text:style-name="T5"><text:tab/>"uan" : 54356212,</text:span></text:p>
      <text:p text:style-name="P3"><text:span text:style-name="T5"><text:tab/>"dept" : {</text:span></text:p>
      <text:p text:style-name="P3"><text:span text:style-name="T5"><text:tab/><text:tab/>"location" : 412,</text:span></text:p>
      <text:p text:style-name="P3"><text:span text:style-name="T5"><text:tab/><text:tab/>"name" : "IT"</text:span></text:p>
      <text:p text:style-name="P3"><text:span text:style-name="T5"><text:tab/>},</text:span></text:p>
      <text:p text:style-name="P3"><text:span text:style-name="T5"><text:tab/>"designation" : "Teacher",</text:span></text:p>
      <text:p text:style-name="P3"><text:span text:style-name="T5"><text:tab/>"emailID" : "abc@gmail.com",</text:span></text:p>
      <text:p text:style-name="P3"><text:span text:style-name="T5"><text:tab/>"salary" : 20000</text:span></text:p>
      <text:p text:style-name="P3"><text:span text:style-name="T5">}</text:span></text:p>
      <text:p text:style-name="P6"/>
      <text:p text:style-name="P3"><text:span text:style-name="T7">2)Find all</text:span><text:span text:style-name="T8"> </text:span><text:span text:style-name="T7">employees in db</text:span></text:p>
      <text:p text:style-name="P3"><text:span text:style-name="T5">db.Employee.find().pretty();</text:span></text:p>
      <text:p text:style-name="P3"><text:span text:style-name="T5">{ "_id" : ObjectId("611f52c1af8bf9764e431af3"), "empName" : "Naresh" }</text:span></text:p>
      <text:p text:style-name="P3"><text:span text:style-name="T5">{</text:span></text:p>
      <text:p text:style-name="P3"><text:soft-page-break/><text:span text:style-name="T5"><text:tab/>"_id" : ObjectId("611f52deaf8bf9764e431af4"),</text:span></text:p>
      <text:p text:style-name="P3"><text:span text:style-name="T5"><text:tab/>"empName" : "Suresh",</text:span></text:p>
      <text:p text:style-name="P3"><text:span text:style-name="T5"><text:tab/>"uan" : 54356212,</text:span></text:p>
      <text:p text:style-name="P3"><text:span text:style-name="T5"><text:tab/>"dept" : {</text:span></text:p>
      <text:p text:style-name="P3"><text:span text:style-name="T5"><text:tab/><text:tab/>"location" : 412,</text:span></text:p>
      <text:p text:style-name="P3"><text:span text:style-name="T5"><text:tab/><text:tab/>"name" : "IT"</text:span></text:p>
      <text:p text:style-name="P3"><text:span text:style-name="T5"><text:tab/>},</text:span></text:p>
      <text:p text:style-name="P3"><text:span text:style-name="T5"><text:tab/>"designation" : "Teacher",</text:span></text:p>
      <text:p text:style-name="P3"><text:span text:style-name="T5"><text:tab/>"emailID" : "abc@gmail.com",</text:span></text:p>
      <text:p text:style-name="P3"><text:span text:style-name="T5"><text:tab/>"salary" : 20000</text:span></text:p>
      <text:p text:style-name="P3"><text:span text:style-name="T5">}</text:span></text:p>
      <text:p text:style-name="P3"><text:span text:style-name="T5">{</text:span></text:p>
      <text:p text:style-name="P3"><text:span text:style-name="T5"><text:tab/>"_id" : ObjectId("611f52f7af8bf9764e431af5"),</text:span></text:p>
      <text:p text:style-name="P3"><text:span text:style-name="T5"><text:tab/>"empName" : "Ramesh",</text:span></text:p>
      <text:p text:style-name="P3"><text:span text:style-name="T5"><text:tab/>"uan" : 34554222,</text:span></text:p>
      <text:p text:style-name="P3"><text:span text:style-name="T5"><text:tab/>"dept" : {</text:span></text:p>
      <text:p text:style-name="P3"><text:span text:style-name="T5"><text:tab/><text:tab/>"location" : 522,</text:span></text:p>
      <text:p text:style-name="P3"><text:span text:style-name="T5"><text:tab/><text:tab/>"name" : "IT"</text:span></text:p>
      <text:p text:style-name="P3"><text:span text:style-name="T5"><text:tab/>},</text:span></text:p>
      <text:p text:style-name="P3"><text:span text:style-name="T5"><text:tab/>"designation" : "Teacher",</text:span></text:p>
      <text:p text:style-name="P3"><text:span text:style-name="T5"><text:tab/>"emailID" : "cde@gmail.com",</text:span></text:p>
      <text:p text:style-name="P3"><text:span text:style-name="T5"><text:tab/>"salary" : 30000</text:span></text:p>
      <text:p text:style-name="P3"><text:span text:style-name="T5">}</text:span></text:p>
      <text:p text:style-name="P3"><text:span text:style-name="T5">{</text:span></text:p>
      <text:p text:style-name="P3"><text:span text:style-name="T5"><text:tab/>"_id" : ObjectId("611f59cfaf8bf9764e431af6"),</text:span></text:p>
      <text:p text:style-name="P3"><text:span text:style-name="T5"><text:tab/>"empName" : "Mangesh",</text:span></text:p>
      <text:p text:style-name="P3"><text:span text:style-name="T5"><text:tab/>"uan" : 362926328,</text:span></text:p>
      <text:p text:style-name="P3"><text:span text:style-name="T5"><text:tab/>"dept" : {</text:span></text:p>
      <text:p text:style-name="P3"><text:span text:style-name="T5"><text:tab/><text:tab/>"location" : 301,</text:span></text:p>
      <text:p text:style-name="P3"><text:span text:style-name="T5"><text:tab/><text:tab/>"name" : "IT"</text:span></text:p>
      <text:p text:style-name="P3"><text:span text:style-name="T5"><text:tab/>},</text:span></text:p>
      <text:p text:style-name="P3"><text:span text:style-name="T5"><text:tab/>"designation" : "HOD",</text:span></text:p>
      <text:p text:style-name="P3"><text:span text:style-name="T5"><text:tab/>"emailID" : "abcde@gmail.com",</text:span></text:p>
      <text:p text:style-name="P3"><text:span text:style-name="T5"><text:tab/>"salary" : 10000</text:span></text:p>
      <text:p text:style-name="P3"><text:soft-page-break/><text:span text:style-name="T5">}</text:span></text:p>
      <text:p text:style-name="P6"/>
      <text:p text:style-name="P3"><text:span text:style-name="T7">3)Using the or operator and the gt operator</text:span></text:p>
      <text:p text:style-name="P3"><text:span text:style-name="T8"><text:s/>db.Employee.find({$or:[{salary:{$gt:30000}},{designation:"Teacher"}]}).pretty()</text:span></text:p>
      <text:p text:style-name="P3"><text:span text:style-name="T8">{</text:span></text:p>
      <text:p text:style-name="P3"><text:span text:style-name="T8"><text:tab/>"_id" : ObjectId("611f52deaf8bf9764e431af4"),</text:span></text:p>
      <text:p text:style-name="P3"><text:span text:style-name="T8"><text:tab/>"empName" : "Suresh",</text:span></text:p>
      <text:p text:style-name="P3"><text:span text:style-name="T8"><text:tab/>"uan" : 54356212,</text:span></text:p>
      <text:p text:style-name="P3"><text:span text:style-name="T8"><text:tab/>"dept" : {</text:span></text:p>
      <text:p text:style-name="P3"><text:span text:style-name="T8"><text:tab/><text:tab/>"location" : 412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@gmail.com",</text:span></text:p>
      <text:p text:style-name="P3"><text:span text:style-name="T8"><text:tab/>"salary" : 2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52f7af8bf9764e431af5"),</text:span></text:p>
      <text:p text:style-name="P3"><text:span text:style-name="T8"><text:tab/>"empName" : "Ramesh",</text:span></text:p>
      <text:p text:style-name="P3"><text:span text:style-name="T8"><text:tab/>"uan" : 34554222,</text:span></text:p>
      <text:p text:style-name="P3"><text:span text:style-name="T8"><text:tab/>"dept" : {</text:span></text:p>
      <text:p text:style-name="P3"><text:span text:style-name="T8"><text:tab/><text:tab/>"location" : 522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cde@gmail.com",</text:span></text:p>
      <text:p text:style-name="P3"><text:span text:style-name="T8"><text:tab/>"salary" : 3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7c76ba0a7a09d22ef5"),</text:span></text:p>
      <text:p text:style-name="P3"><text:span text:style-name="T8"><text:tab/>"empName" : "Rangesh",</text:span></text:p>
      <text:p text:style-name="P3"><text:span text:style-name="T8"><text:tab/>"uan" : 362926328,</text:span></text:p>
      <text:p text:style-name="P3"><text:span text:style-name="T8"><text:tab/>"dept" : {</text:span></text:p>
      <text:p text:style-name="P3"><text:soft-page-break/><text:span text:style-name="T8"><text:tab/><text:tab/>"location" : 513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HOD",</text:span></text:p>
      <text:p text:style-name="P3"><text:span text:style-name="T8"><text:tab/>"emailID" : "abcdef@gmail.com",</text:span></text:p>
      <text:p text:style-name="P3"><text:span text:style-name="T8"><text:tab/>"salary" : 4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9976ba0a7a09d22ef6"),</text:span></text:p>
      <text:p text:style-name="P3"><text:span text:style-name="T8"><text:tab/>"empName" : "Tungesh",</text:span></text:p>
      <text:p text:style-name="P3"><text:span text:style-name="T8"><text:tab/>"uan" : 362900328,</text:span></text:p>
      <text:p text:style-name="P3"><text:span text:style-name="T8"><text:tab/>"dept" : {</text:span></text:p>
      <text:p text:style-name="P3"><text:span text:style-name="T8"><text:tab/><text:tab/>"location" : 618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@gmail.com",</text:span></text:p>
      <text:p text:style-name="P3"><text:span text:style-name="T8"><text:tab/>"salary" : 5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b676ba0a7a09d22ef7"),</text:span></text:p>
      <text:p text:style-name="P3"><text:span text:style-name="T8"><text:tab/>"empName" : "Sangesh",</text:span></text:p>
      <text:p text:style-name="P3"><text:span text:style-name="T8"><text:tab/>"uan" : 452900328,</text:span></text:p>
      <text:p text:style-name="P3"><text:span text:style-name="T8"><text:tab/>"dept" : {</text:span></text:p>
      <text:p text:style-name="P3"><text:span text:style-name="T8"><text:tab/><text:tab/>"location" : 10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h@gmail.com",</text:span></text:p>
      <text:p text:style-name="P3"><text:span text:style-name="T8"><text:tab/>"salary" : 6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d176ba0a7a09d22ef8"),</text:span></text:p>
      <text:p text:style-name="P3"><text:span text:style-name="T8"><text:tab/>"empName" : "Vangesh",</text:span></text:p>
      <text:p text:style-name="P3"><text:soft-page-break/><text:span text:style-name="T8"><text:tab/>"uan" : 452900833,</text:span></text:p>
      <text:p text:style-name="P3"><text:span text:style-name="T8"><text:tab/>"dept" : {</text:span></text:p>
      <text:p text:style-name="P3"><text:span text:style-name="T8"><text:tab/><text:tab/>"location" : 213,</text:span></text:p>
      <text:p text:style-name="P3"><text:span text:style-name="T8"><text:tab/><text:tab/>"name" : "ENTC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hi@gmail.com",</text:span></text:p>
      <text:p text:style-name="P3"><text:span text:style-name="T8"><text:tab/>"salary" : 7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e576ba0a7a09d22ef9"),</text:span></text:p>
      <text:p text:style-name="P3"><text:span text:style-name="T8"><text:tab/>"empName" : "Zangesh",</text:span></text:p>
      <text:p text:style-name="P3"><text:span text:style-name="T8"><text:tab/>"uan" : 722900833,</text:span></text:p>
      <text:p text:style-name="P3"><text:span text:style-name="T8"><text:tab/>"dept" : {</text:span></text:p>
      <text:p text:style-name="P3"><text:span text:style-name="T8"><text:tab/><text:tab/>"location" : 503,</text:span></text:p>
      <text:p text:style-name="P3"><text:span text:style-name="T8"><text:tab/><text:tab/>"name" : "ENTC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hij@gmail.com",</text:span></text:p>
      <text:p text:style-name="P3"><text:span text:style-name="T8"><text:tab/>"salary" : 8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f876ba0a7a09d22efa"),</text:span></text:p>
      <text:p text:style-name="P3"><text:span text:style-name="T8"><text:tab/>"empName" : "Dangesh",</text:span></text:p>
      <text:p text:style-name="P3"><text:span text:style-name="T8"><text:tab/>"uan" : 7229002133,</text:span></text:p>
      <text:p text:style-name="P3"><text:span text:style-name="T8"><text:tab/>"dept" : {</text:span></text:p>
      <text:p text:style-name="P3"><text:span text:style-name="T8"><text:tab/><text:tab/>"location" : 321,</text:span></text:p>
      <text:p text:style-name="P3"><text:span text:style-name="T8"><text:tab/><text:tab/>"name" : "ENTC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hij@gmail.com",</text:span></text:p>
      <text:p text:style-name="P3"><text:span text:style-name="T8"><text:tab/>"salary" : 90000</text:span></text:p>
      <text:p text:style-name="P3"><text:span text:style-name="T8">}</text:span></text:p>
      <text:p text:style-name="P3"><text:span text:style-name="T8">{</text:span></text:p>
      <text:p text:style-name="P3"><text:soft-page-break/><text:span text:style-name="T8"><text:tab/>"_id" : ObjectId("611f662076ba0a7a09d22efb"),</text:span></text:p>
      <text:p text:style-name="P3"><text:span text:style-name="T8"><text:tab/>"empName" : "Mohan",</text:span></text:p>
      <text:p text:style-name="P3"><text:span text:style-name="T8"><text:tab/>"salary" : 110000,</text:span></text:p>
      <text:p text:style-name="P3"><text:span text:style-name="T8"><text:tab/>"uan" : 123441121,</text:span></text:p>
      <text:p text:style-name="P3"><text:span text:style-name="T8"><text:tab/>"dept" : {</text:span></text:p>
      <text:p text:style-name="P3"><text:span text:style-name="T8"><text:tab/><text:tab/>"location" : 54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xyz@gmail.com"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260b295e64af69224b448a"),</text:span></text:p>
      <text:p text:style-name="P3"><text:span text:style-name="T8"><text:tab/>"empName" : "Rohan",</text:span></text:p>
      <text:p text:style-name="P3"><text:span text:style-name="T8"><text:tab/>"salary" : 110000,</text:span></text:p>
      <text:p text:style-name="P3"><text:span text:style-name="T8"><text:tab/>"uan" : 123441121,</text:span></text:p>
      <text:p text:style-name="P3"><text:span text:style-name="T8"><text:tab/>"dept" : {</text:span></text:p>
      <text:p text:style-name="P3"><text:span text:style-name="T8"><text:tab/><text:tab/>"location" : 54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xyz@gmail.com"</text:span></text:p>
      <text:p text:style-name="P3"><text:span text:style-name="T8">}</text:span></text:p>
      <text:p text:style-name="P9"/>
      <text:p text:style-name="P3"><text:span text:style-name="T7">4) To find the total records count in table</text:span></text:p>
      <text:p text:style-name="P13"><text:span text:style-name="T8">db.Employee.find().count()</text:span></text:p>
      <text:p text:style-name="P13"><text:span text:style-name="T8">12</text:span></text:p>
      <text:p text:style-name="P6"/>
      <text:p text:style-name="P6"/>
      <text:p text:style-name="P3"><text:span text:style-name="T7">5)Using ne operator</text:span></text:p>
      <text:p text:style-name="P3"><text:span text:style-name="T8">db.Employee.find({designation:{$ne:"Teacher"}}).pretty()</text:span></text:p>
      <text:p text:style-name="P3"><text:span text:style-name="T8">{ "_id" : ObjectId("611f52c1af8bf9764e431af3"), "empName" : "Naresh" }</text:span></text:p>
      <text:p text:style-name="P3"><text:span text:style-name="T8">{</text:span></text:p>
      <text:p text:style-name="P3"><text:soft-page-break/><text:span text:style-name="T8"><text:tab/>"_id" : ObjectId("611f59cfaf8bf9764e431af6"),</text:span></text:p>
      <text:p text:style-name="P3"><text:span text:style-name="T8"><text:tab/>"empName" : "Mangesh",</text:span></text:p>
      <text:p text:style-name="P3"><text:span text:style-name="T8"><text:tab/>"uan" : 362926328,</text:span></text:p>
      <text:p text:style-name="P3"><text:span text:style-name="T8"><text:tab/>"dept" : {</text:span></text:p>
      <text:p text:style-name="P3"><text:span text:style-name="T8"><text:tab/><text:tab/>"location" : 301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HOD",</text:span></text:p>
      <text:p text:style-name="P3"><text:span text:style-name="T8"><text:tab/>"emailID" : "abcde@gmail.com",</text:span></text:p>
      <text:p text:style-name="P3"><text:span text:style-name="T8"><text:tab/>"salary" : 1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7c76ba0a7a09d22ef5"),</text:span></text:p>
      <text:p text:style-name="P3"><text:span text:style-name="T8"><text:tab/>"empName" : "Rangesh",</text:span></text:p>
      <text:p text:style-name="P3"><text:span text:style-name="T8"><text:tab/>"uan" : 362926328,</text:span></text:p>
      <text:p text:style-name="P3"><text:span text:style-name="T8"><text:tab/>"dept" : {</text:span></text:p>
      <text:p text:style-name="P3"><text:span text:style-name="T8"><text:tab/><text:tab/>"location" : 513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HOD",</text:span></text:p>
      <text:p text:style-name="P3"><text:span text:style-name="T8"><text:tab/>"emailID" : "abcdef@gmail.com",</text:span></text:p>
      <text:p text:style-name="P3"><text:span text:style-name="T8"><text:tab/>"salary" : 40000</text:span></text:p>
      <text:p text:style-name="P3"><text:span text:style-name="T8">}<text:tab/></text:span></text:p>
      <text:p text:style-name="P6"/>
      <text:p text:style-name="P3"><text:span text:style-name="T7">6)Using lte operator and sort in ascending order</text:span></text:p>
      <text:p text:style-name="P3"><text:span text:style-name="T8">&gt; db.Employee.find({"salary":{$lte:30000}}).sort({"salary":1}).pretty();</text:span></text:p>
      <text:p text:style-name="P3"><text:span text:style-name="T8">{</text:span></text:p>
      <text:p text:style-name="P3"><text:span text:style-name="T8"><text:tab/>"_id" : ObjectId("611f59cfaf8bf9764e431af6"),</text:span></text:p>
      <text:p text:style-name="P3"><text:span text:style-name="T8"><text:tab/>"empName" : "Mangesh",</text:span></text:p>
      <text:p text:style-name="P3"><text:span text:style-name="T8"><text:tab/>"uan" : 362926328,</text:span></text:p>
      <text:p text:style-name="P3"><text:span text:style-name="T8"><text:tab/>"dept" : {</text:span></text:p>
      <text:p text:style-name="P3"><text:span text:style-name="T8"><text:tab/><text:tab/>"location" : 301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oft-page-break/><text:span text:style-name="T8"><text:tab/>"designation" : "HOD",</text:span></text:p>
      <text:p text:style-name="P3"><text:span text:style-name="T8"><text:tab/>"emailID" : "abcde@gmail.com",</text:span></text:p>
      <text:p text:style-name="P3"><text:span text:style-name="T8"><text:tab/>"salary" : 1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52deaf8bf9764e431af4"),</text:span></text:p>
      <text:p text:style-name="P3"><text:span text:style-name="T8"><text:tab/>"empName" : "Suresh",</text:span></text:p>
      <text:p text:style-name="P3"><text:span text:style-name="T8"><text:tab/>"uan" : 54356212,</text:span></text:p>
      <text:p text:style-name="P3"><text:span text:style-name="T8"><text:tab/>"dept" : {</text:span></text:p>
      <text:p text:style-name="P3"><text:span text:style-name="T8"><text:tab/><text:tab/>"location" : 412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@gmail.com",</text:span></text:p>
      <text:p text:style-name="P3"><text:span text:style-name="T8"><text:tab/>"salary" : 2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52f7af8bf9764e431af5"),</text:span></text:p>
      <text:p text:style-name="P3"><text:span text:style-name="T8"><text:tab/>"empName" : "Ramesh",</text:span></text:p>
      <text:p text:style-name="P3"><text:span text:style-name="T8"><text:tab/>"uan" : 34554222,</text:span></text:p>
      <text:p text:style-name="P3"><text:span text:style-name="T8"><text:tab/>"dept" : {</text:span></text:p>
      <text:p text:style-name="P3"><text:span text:style-name="T8"><text:tab/><text:tab/>"location" : 522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cde@gmail.com",</text:span></text:p>
      <text:p text:style-name="P3"><text:span text:style-name="T8"><text:tab/>"salary" : 30000</text:span></text:p>
      <text:p text:style-name="P3"><text:span text:style-name="T8">}</text:span></text:p>
      <text:p text:style-name="P9"/>
      <text:p text:style-name="P3"><text:span text:style-name="T7">7)Using gt and sort in descending order</text:span></text:p>
      <text:p text:style-name="P3"><text:span text:style-name="T8">db.Employee.find({"salary":{$gt:30000}}).sort({"empName":-1}).pretty();</text:span></text:p>
      <text:p text:style-name="P3"><text:span text:style-name="T8">{</text:span></text:p>
      <text:p text:style-name="P3"><text:span text:style-name="T8"><text:tab/>"_id" : ObjectId("611f65e576ba0a7a09d22ef9"),</text:span></text:p>
      <text:p text:style-name="P3"><text:soft-page-break/><text:span text:style-name="T8"><text:tab/>"empName" : "Zangesh",</text:span></text:p>
      <text:p text:style-name="P3"><text:span text:style-name="T8"><text:tab/>"uan" : 722900833,</text:span></text:p>
      <text:p text:style-name="P3"><text:span text:style-name="T8"><text:tab/>"dept" : {</text:span></text:p>
      <text:p text:style-name="P3"><text:span text:style-name="T8"><text:tab/><text:tab/>"location" : 503,</text:span></text:p>
      <text:p text:style-name="P3"><text:span text:style-name="T8"><text:tab/><text:tab/>"name" : "ENTC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hij@gmail.com",</text:span></text:p>
      <text:p text:style-name="P3"><text:span text:style-name="T8"><text:tab/>"salary" : 8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d176ba0a7a09d22ef8"),</text:span></text:p>
      <text:p text:style-name="P3"><text:span text:style-name="T8"><text:tab/>"empName" : "Vangesh",</text:span></text:p>
      <text:p text:style-name="P3"><text:span text:style-name="T8"><text:tab/>"uan" : 452900833,</text:span></text:p>
      <text:p text:style-name="P3"><text:span text:style-name="T8"><text:tab/>"dept" : {</text:span></text:p>
      <text:p text:style-name="P3"><text:span text:style-name="T8"><text:tab/><text:tab/>"location" : 213,</text:span></text:p>
      <text:p text:style-name="P3"><text:span text:style-name="T8"><text:tab/><text:tab/>"name" : "ENTC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hi@gmail.com",</text:span></text:p>
      <text:p text:style-name="P3"><text:span text:style-name="T8"><text:tab/>"salary" : 7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9976ba0a7a09d22ef6"),</text:span></text:p>
      <text:p text:style-name="P3"><text:span text:style-name="T8"><text:tab/>"empName" : "Tungesh",</text:span></text:p>
      <text:p text:style-name="P3"><text:span text:style-name="T8"><text:tab/>"uan" : 362900328,</text:span></text:p>
      <text:p text:style-name="P3"><text:span text:style-name="T8"><text:tab/>"dept" : {</text:span></text:p>
      <text:p text:style-name="P3"><text:span text:style-name="T8"><text:tab/><text:tab/>"location" : 618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@gmail.com",</text:span></text:p>
      <text:p text:style-name="P3"><text:span text:style-name="T8"><text:tab/>"salary" : 50000</text:span></text:p>
      <text:p text:style-name="P3"><text:span text:style-name="T8">}</text:span></text:p>
      <text:p text:style-name="P3"><text:soft-page-break/><text:span text:style-name="T8">{</text:span></text:p>
      <text:p text:style-name="P3"><text:span text:style-name="T8"><text:tab/>"_id" : ObjectId("611f65b676ba0a7a09d22ef7"),</text:span></text:p>
      <text:p text:style-name="P3"><text:span text:style-name="T8"><text:tab/>"empName" : "Sangesh",</text:span></text:p>
      <text:p text:style-name="P3"><text:span text:style-name="T8"><text:tab/>"uan" : 452900328,</text:span></text:p>
      <text:p text:style-name="P3"><text:span text:style-name="T8"><text:tab/>"dept" : {</text:span></text:p>
      <text:p text:style-name="P3"><text:span text:style-name="T8"><text:tab/><text:tab/>"location" : 10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h@gmail.com",</text:span></text:p>
      <text:p text:style-name="P3"><text:span text:style-name="T8"><text:tab/>"salary" : 6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260b295e64af69224b448a"),</text:span></text:p>
      <text:p text:style-name="P3"><text:span text:style-name="T8"><text:tab/>"empName" : "Rohan",</text:span></text:p>
      <text:p text:style-name="P3"><text:span text:style-name="T8"><text:tab/>"salary" : 110000,</text:span></text:p>
      <text:p text:style-name="P3"><text:span text:style-name="T8"><text:tab/>"uan" : 123441121,</text:span></text:p>
      <text:p text:style-name="P3"><text:span text:style-name="T8"><text:tab/>"dept" : {</text:span></text:p>
      <text:p text:style-name="P3"><text:span text:style-name="T8"><text:tab/><text:tab/>"location" : 54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xyz@gmail.com"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7c76ba0a7a09d22ef5"),</text:span></text:p>
      <text:p text:style-name="P3"><text:span text:style-name="T8"><text:tab/>"empName" : "Rangesh",</text:span></text:p>
      <text:p text:style-name="P3"><text:span text:style-name="T8"><text:tab/>"uan" : 362926328,</text:span></text:p>
      <text:p text:style-name="P3"><text:span text:style-name="T8"><text:tab/>"dept" : {</text:span></text:p>
      <text:p text:style-name="P3"><text:span text:style-name="T8"><text:tab/><text:tab/>"location" : 513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HOD",</text:span></text:p>
      <text:p text:style-name="P3"><text:span text:style-name="T8"><text:tab/>"emailID" : "abcdef@gmail.com",</text:span></text:p>
      <text:p text:style-name="P3"><text:soft-page-break/><text:span text:style-name="T8"><text:tab/>"salary" : 4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62076ba0a7a09d22efb"),</text:span></text:p>
      <text:p text:style-name="P3"><text:span text:style-name="T8"><text:tab/>"empName" : "Mohan",</text:span></text:p>
      <text:p text:style-name="P3"><text:span text:style-name="T8"><text:tab/>"salary" : 110000,</text:span></text:p>
      <text:p text:style-name="P3"><text:span text:style-name="T8"><text:tab/>"uan" : 123441121,</text:span></text:p>
      <text:p text:style-name="P3"><text:span text:style-name="T8"><text:tab/>"dept" : {</text:span></text:p>
      <text:p text:style-name="P3"><text:span text:style-name="T8"><text:tab/><text:tab/>"location" : 54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xyz@gmail.com"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f876ba0a7a09d22efa"),</text:span></text:p>
      <text:p text:style-name="P3"><text:span text:style-name="T8"><text:tab/>"empName" : "Dangesh",</text:span></text:p>
      <text:p text:style-name="P3"><text:span text:style-name="T8"><text:tab/>"uan" : 7229002133,</text:span></text:p>
      <text:p text:style-name="P3"><text:span text:style-name="T8"><text:tab/>"dept" : {</text:span></text:p>
      <text:p text:style-name="P3"><text:span text:style-name="T8"><text:tab/><text:tab/>"location" : 321,</text:span></text:p>
      <text:p text:style-name="P3"><text:span text:style-name="T8"><text:tab/><text:tab/>"name" : "ENTC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hij@gmail.com",</text:span></text:p>
      <text:p text:style-name="P3"><text:span text:style-name="T8"><text:tab/>"salary" : 90000</text:span></text:p>
      <text:p text:style-name="P3"><text:span text:style-name="T8">}</text:span></text:p>
      <text:p text:style-name="P9"/>
      <text:p text:style-name="P3"><text:span text:style-name="T7">8) Limit find to 5 records after sorting in ascending order</text:span></text:p>
      <text:p text:style-name="P3"><text:span text:style-name="T8">db.Employee.find({}).sort({empName:1}).limit(5).pretty();</text:span></text:p>
      <text:p text:style-name="P3"><text:span text:style-name="T8">{</text:span></text:p>
      <text:p text:style-name="P3"><text:span text:style-name="T8"><text:tab/>"_id" : ObjectId("611f65f876ba0a7a09d22efa"),</text:span></text:p>
      <text:p text:style-name="P3"><text:span text:style-name="T8"><text:tab/>"empName" : "Dangesh",</text:span></text:p>
      <text:p text:style-name="P3"><text:span text:style-name="T8"><text:tab/>"uan" : 7229002133,</text:span></text:p>
      <text:p text:style-name="P3"><text:span text:style-name="T8"><text:tab/>"dept" : {</text:span></text:p>
      <text:p text:style-name="P3"><text:soft-page-break/><text:span text:style-name="T8"><text:tab/><text:tab/>"location" : 321,</text:span></text:p>
      <text:p text:style-name="P3"><text:span text:style-name="T8"><text:tab/><text:tab/>"name" : "ENTC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hij@gmail.com",</text:span></text:p>
      <text:p text:style-name="P3"><text:span text:style-name="T8"><text:tab/>"salary" : 9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59cfaf8bf9764e431af6"),</text:span></text:p>
      <text:p text:style-name="P3"><text:span text:style-name="T8"><text:tab/>"empName" : "Mangesh",</text:span></text:p>
      <text:p text:style-name="P3"><text:span text:style-name="T8"><text:tab/>"uan" : 362926328,</text:span></text:p>
      <text:p text:style-name="P3"><text:span text:style-name="T8"><text:tab/>"dept" : {</text:span></text:p>
      <text:p text:style-name="P3"><text:span text:style-name="T8"><text:tab/><text:tab/>"location" : 301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HOD",</text:span></text:p>
      <text:p text:style-name="P3"><text:span text:style-name="T8"><text:tab/>"emailID" : "abcde@gmail.com",</text:span></text:p>
      <text:p text:style-name="P3"><text:span text:style-name="T8"><text:tab/>"salary" : 1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62076ba0a7a09d22efb"),</text:span></text:p>
      <text:p text:style-name="P3"><text:span text:style-name="T8"><text:tab/>"empName" : "Mohan",</text:span></text:p>
      <text:p text:style-name="P3"><text:span text:style-name="T8"><text:tab/>"salary" : 110000,</text:span></text:p>
      <text:p text:style-name="P3"><text:span text:style-name="T8"><text:tab/>"uan" : 123441121,</text:span></text:p>
      <text:p text:style-name="P3"><text:span text:style-name="T8"><text:tab/>"dept" : {</text:span></text:p>
      <text:p text:style-name="P3"><text:span text:style-name="T8"><text:tab/><text:tab/>"location" : 54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xyz@gmail.com"</text:span></text:p>
      <text:p text:style-name="P3"><text:span text:style-name="T8">}</text:span></text:p>
      <text:p text:style-name="P3"><text:span text:style-name="T8">{ "_id" : ObjectId("611f52c1af8bf9764e431af3"), "empName" : "Naresh" }</text:span></text:p>
      <text:p text:style-name="P3"><text:span text:style-name="T8">{</text:span></text:p>
      <text:p text:style-name="P3"><text:soft-page-break/><text:span text:style-name="T8"><text:tab/>"_id" : ObjectId("611f52f7af8bf9764e431af5"),</text:span></text:p>
      <text:p text:style-name="P3"><text:span text:style-name="T8"><text:tab/>"empName" : "Ramesh",</text:span></text:p>
      <text:p text:style-name="P3"><text:span text:style-name="T8"><text:tab/>"uan" : 34554222,</text:span></text:p>
      <text:p text:style-name="P3"><text:span text:style-name="T8"><text:tab/>"dept" : {</text:span></text:p>
      <text:p text:style-name="P3"><text:span text:style-name="T8"><text:tab/><text:tab/>"location" : 522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cde@gmail.com",</text:span></text:p>
      <text:p text:style-name="P3"><text:span text:style-name="T8"><text:tab/>"salary" : 30000</text:span></text:p>
      <text:p text:style-name="P3"><text:span text:style-name="T8">}</text:span></text:p>
      <text:p text:style-name="P6"/>
      <text:p text:style-name="P3"><text:span text:style-name="T6">9)Skip cursor used together with limit, first 3 documents skipped then next 5 entries matching find criteria selected</text:span></text:p>
      <text:p text:style-name="P3"><text:span text:style-name="T8">db.Employee.find({}).sort({empName:1}).limit(5).skip(3).pretty();</text:span></text:p>
      <text:p text:style-name="P3"><text:span text:style-name="T8">{ "_id" : ObjectId("611f52c1af8bf9764e431af3"), "empName" : "Naresh" }</text:span></text:p>
      <text:p text:style-name="P3"><text:span text:style-name="T8">{</text:span></text:p>
      <text:p text:style-name="P3"><text:span text:style-name="T8"><text:tab/>"_id" : ObjectId("611f52f7af8bf9764e431af5"),</text:span></text:p>
      <text:p text:style-name="P3"><text:span text:style-name="T8"><text:tab/>"empName" : "Ramesh",</text:span></text:p>
      <text:p text:style-name="P3"><text:span text:style-name="T8"><text:tab/>"uan" : 34554222,</text:span></text:p>
      <text:p text:style-name="P3"><text:span text:style-name="T8"><text:tab/>"dept" : {</text:span></text:p>
      <text:p text:style-name="P3"><text:span text:style-name="T8"><text:tab/><text:tab/>"location" : 522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cde@gmail.com",</text:span></text:p>
      <text:p text:style-name="P3"><text:span text:style-name="T8"><text:tab/>"salary" : 3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7c76ba0a7a09d22ef5"),</text:span></text:p>
      <text:p text:style-name="P3"><text:span text:style-name="T8"><text:tab/>"empName" : "Rangesh",</text:span></text:p>
      <text:p text:style-name="P3"><text:span text:style-name="T8"><text:tab/>"uan" : 362926328,</text:span></text:p>
      <text:p text:style-name="P3"><text:span text:style-name="T8"><text:tab/>"dept" : {</text:span></text:p>
      <text:p text:style-name="P3"><text:soft-page-break/><text:span text:style-name="T8"><text:tab/><text:tab/>"location" : 513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HOD",</text:span></text:p>
      <text:p text:style-name="P3"><text:span text:style-name="T8"><text:tab/>"emailID" : "abcdef@gmail.com",</text:span></text:p>
      <text:p text:style-name="P3"><text:span text:style-name="T8"><text:tab/>"salary" : 40000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260b295e64af69224b448a"),</text:span></text:p>
      <text:p text:style-name="P3"><text:span text:style-name="T8"><text:tab/>"empName" : "Rohan",</text:span></text:p>
      <text:p text:style-name="P3"><text:span text:style-name="T8"><text:tab/>"salary" : 110000,</text:span></text:p>
      <text:p text:style-name="P3"><text:span text:style-name="T8"><text:tab/>"uan" : 123441121,</text:span></text:p>
      <text:p text:style-name="P3"><text:span text:style-name="T8"><text:tab/>"dept" : {</text:span></text:p>
      <text:p text:style-name="P3"><text:span text:style-name="T8"><text:tab/><text:tab/>"location" : 54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xyz@gmail.com"</text:span></text:p>
      <text:p text:style-name="P3"><text:span text:style-name="T8">}</text:span></text:p>
      <text:p text:style-name="P3"><text:span text:style-name="T8">{</text:span></text:p>
      <text:p text:style-name="P3"><text:span text:style-name="T8"><text:tab/>"_id" : ObjectId("611f65b676ba0a7a09d22ef7"),</text:span></text:p>
      <text:p text:style-name="P3"><text:span text:style-name="T8"><text:tab/>"empName" : "Sangesh",</text:span></text:p>
      <text:p text:style-name="P3"><text:span text:style-name="T8"><text:tab/>"uan" : 452900328,</text:span></text:p>
      <text:p text:style-name="P3"><text:span text:style-name="T8"><text:tab/>"dept" : {</text:span></text:p>
      <text:p text:style-name="P3"><text:span text:style-name="T8"><text:tab/><text:tab/>"location" : 10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h@gmail.com",</text:span></text:p>
      <text:p text:style-name="P3"><text:span text:style-name="T8"><text:tab/>"salary" : 60000</text:span></text:p>
      <text:p text:style-name="P3"><text:span text:style-name="T8">}</text:span></text:p>
      <text:p text:style-name="P9"/>
      <text:p text:style-name="P3"><text:span text:style-name="T7">10) Find using where option</text:span></text:p>
      <text:p text:style-name="P3"><text:soft-page-break/><text:span text:style-name="T8">db.Employee.find( { $where:function(){ <text:s text:c="3"/>return (this.empName == "Sangesh") }}).pretty();</text:span></text:p>
      <text:p text:style-name="P3"><text:span text:style-name="T8">{</text:span></text:p>
      <text:p text:style-name="P3"><text:span text:style-name="T8"><text:tab/>"_id" : ObjectId("611f65b676ba0a7a09d22ef7"),</text:span></text:p>
      <text:p text:style-name="P3"><text:span text:style-name="T8"><text:tab/>"empName" : "Sangesh",</text:span></text:p>
      <text:p text:style-name="P3"><text:span text:style-name="T8"><text:tab/>"uan" : 452900328,</text:span></text:p>
      <text:p text:style-name="P3"><text:span text:style-name="T8"><text:tab/>"dept" : {</text:span></text:p>
      <text:p text:style-name="P3"><text:span text:style-name="T8"><text:tab/><text:tab/>"location" : 102,</text:span></text:p>
      <text:p text:style-name="P3"><text:span text:style-name="T8"><text:tab/><text:tab/>"name" : "Comp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defgh@gmail.com",</text:span></text:p>
      <text:p text:style-name="P3"><text:span text:style-name="T8"><text:tab/>"salary" : 60000</text:span></text:p>
      <text:p text:style-name="P3"><text:span text:style-name="T8">}</text:span></text:p>
      <text:p text:style-name="P9"/>
      <text:p text:style-name="P3"><text:span text:style-name="T7">11) Find one returns first matching entry</text:span></text:p>
      <text:p text:style-name="P3"><text:span text:style-name="T8">db.Employee.findOne({designation:"Teacher"})</text:span></text:p>
      <text:p text:style-name="P3"><text:span text:style-name="T8">{</text:span></text:p>
      <text:p text:style-name="P3"><text:span text:style-name="T8"><text:tab/>"_id" : ObjectId("611f52deaf8bf9764e431af4"),</text:span></text:p>
      <text:p text:style-name="P3"><text:span text:style-name="T8"><text:tab/>"empName" : "Suresh",</text:span></text:p>
      <text:p text:style-name="P3"><text:span text:style-name="T8"><text:tab/>"uan" : 54356212,</text:span></text:p>
      <text:p text:style-name="P3"><text:span text:style-name="T8"><text:tab/>"dept" : {</text:span></text:p>
      <text:p text:style-name="P3"><text:span text:style-name="T8"><text:tab/><text:tab/>"location" : 412,</text:span></text:p>
      <text:p text:style-name="P3"><text:span text:style-name="T8"><text:tab/><text:tab/>"name" : "IT"</text:span></text:p>
      <text:p text:style-name="P3"><text:span text:style-name="T8"><text:tab/>},</text:span></text:p>
      <text:p text:style-name="P3"><text:span text:style-name="T8"><text:tab/>"designation" : "Teacher",</text:span></text:p>
      <text:p text:style-name="P3"><text:span text:style-name="T8"><text:tab/>"emailID" : "abc@gmail.com",</text:span></text:p>
      <text:p text:style-name="P3"><text:span text:style-name="T8"><text:tab/>"salary" : 20000</text:span></text:p>
      <text:p text:style-name="P3"><text:span text:style-name="T8">}</text:span></text:p>
      <text:p text:style-name="P9"/>
      <text:p text:style-name="P3"><text:span text:style-name="T7">12) Find using Regex</text:span></text:p>
      <text:p text:style-name="P3"><text:span text:style-name="T8">db.Employee.find( { "empName": { $regex: /^M/ } } )</text:span></text:p>
      <text:p text:style-name="P3"><text:span text:style-name="T8">{ "_id" : ObjectId("611f59cfaf8bf9764e431af6"), "empName" : "Mangesh", "uan" : 362926328, "dept" : { "location" : 301, "name" : </text:span><text:soft-page-break/><text:span text:style-name="T8">"IT" }, "designation" : "HOD", "emailID" : "abcde@gmail.com", "salary" : 10000 }</text:span></text:p>
      <text:p text:style-name="P3"><text:span text:style-name="T8">{ "_id" : ObjectId("611f662076ba0a7a09d22efb"), "empName" : "Mohan", "salary" : 110000, "uan" : 123441121, "dept" : { "location" : 542, "name" : "comp" }, "designation" : "Teacher", "emailID" : "xyz@gmail.com" }</text:span></text:p>
      <text:p text:style-name="P6"/>
      <text:p text:style-name="P6"/>
      <text:p text:style-name="P3"><text:span text:style-name="T3">E. DELETE COMMANDS</text:span></text:p>
      <text:p text:style-name="P6"/>
      <text:p text:style-name="P12"><text:span text:style-name="T5">db.Employees.remove({});</text:span></text:p>
      <text:p text:style-name="P12"><text:span text:style-name="T5">db.Employees.remove({empName:”Suresh”});</text:span></text:p>
      <text:p text:style-name="P12"><text:span text:style-name="T5">db.Employee.deleteOne({"empName":"Xohan"})</text:span></text:p>
      <text:p text:style-name="P12"><text:span text:style-name="T5">{ "acknowledged" : true, "deletedCount" : 1 }</text:span></text:p>
      <text:p text:style-name="P12"><text:span text:style-name="T5"/></text:p>
      <text:p text:style-name="P12"><text:span text:style-name="T5"><text:s/></text:span></text:p>
      <text:p text:style-name="P12"><text:span text:style-name="T5"/></text:p>
      <text:p text:style-name="P1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text-underline-style="none" fo:font-weight="bold" style:font-weight-asian="bold" style:font-weight-complex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21:49:34</meta:creation-date>
    <dc:language>en-IN</dc:language>
    <dc:date>2021-11-23T23:36:25.252345778</dc:date>
    <meta:editing-cycles>7</meta:editing-cycles>
    <meta:editing-duration>PT43M42S</meta:editing-duration>
    <meta:generator>LibreOffice/6.4.7.2$Linux_X86_64 LibreOffice_project/40$Build-2</meta:generator>
    <meta:document-statistic meta:table-count="0" meta:image-count="0" meta:object-count="0" meta:page-count="23" meta:paragraph-count="676" meta:word-count="1951" meta:character-count="16034" meta:non-whitespace-character-count="14073"/>
  </office:meta>
</office:document-meta>
</file>